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op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db18d" officeooo:paragraph-rsid="000db18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e9993" officeooo:paragraph-rsid="000e9993"/>
    </style:style>
    <style:style style:name="P5" style:family="paragraph" style:parent-style-name="Standard">
      <style:text-properties officeooo:paragraph-rsid="000e9993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 style:list-style-name="L1"/>
    <style:style style:name="P9" style:family="paragraph" style:parent-style-name="Standard">
      <style:text-properties officeooo:rsid="000f51d4" officeooo:paragraph-rsid="000f51d4"/>
    </style:style>
    <style:style style:name="P10" style:family="paragraph" style:parent-style-name="Standard">
      <style:text-properties officeooo:rsid="000f51d4" officeooo:paragraph-rsid="000fcdae"/>
    </style:style>
    <style:style style:name="P11" style:family="paragraph" style:parent-style-name="Standard">
      <style:text-properties officeooo:paragraph-rsid="000fcdae"/>
    </style:style>
    <style:style style:name="P12" style:family="paragraph" style:parent-style-name="Standard">
      <style:text-properties fo:font-variant="normal" fo:text-transform="none" fo:color="#0c0c0c" style:font-name="Liberation Serif" fo:font-size="12pt" fo:letter-spacing="normal" fo:font-style="normal" fo:font-weight="normal" officeooo:paragraph-rsid="000fcdae" style:font-size-asian="12pt" style:font-size-complex="12pt"/>
    </style:style>
    <style:style style:name="P13" style:family="paragraph" style:parent-style-name="Standard">
      <style:text-properties officeooo:rsid="001036f3" officeooo:paragraph-rsid="001036f3"/>
    </style:style>
    <style:style style:name="P14" style:family="paragraph" style:parent-style-name="Standard">
      <style:paragraph-properties fo:text-align="start" style:justify-single-word="false"/>
    </style:style>
    <style:style style:name="T1" style:family="text">
      <style:text-properties officeooo:rsid="000db18d"/>
    </style:style>
    <style:style style:name="T2" style:family="text">
      <style:text-properties officeooo:rsid="000e9993"/>
    </style:style>
    <style:style style:name="T3" style:family="text">
      <style:text-properties fo:color="#000080" fo:language="zxx" fo:country="none" style:text-underline-style="solid" style:text-underline-width="auto" style:text-underline-color="font-color" officeooo:rsid="000e9993" style:language-asian="zxx" style:country-asian="none" style:language-complex="zxx" style:country-complex="none"/>
    </style:style>
    <style:style style:name="T4" style:family="text">
      <style:text-properties fo:color="#000080" fo:language="zxx" fo:country="none" style:text-underline-style="none" officeooo:rsid="000e9993" style:language-asian="zxx" style:country-asian="none" style:language-complex="zxx" style:country-complex="none"/>
    </style:style>
    <style:style style:name="T5" style:family="text">
      <style:text-properties style:use-window-font-color="true" fo:language="zxx" fo:country="none" style:text-underline-style="none" officeooo:rsid="000e9993" style:language-asian="zxx" style:country-asian="none" style:language-complex="zxx" style:country-complex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b18d" style:font-weight-asian="bold" style:font-weight-complex="bold"/>
    </style:style>
    <style:style style:name="T8" style:family="text">
      <style:text-properties fo:font-weight="bold" officeooo:rsid="000e9993" style:font-weight-asian="bold" style:font-weight-complex="bold"/>
    </style:style>
    <style:style style:name="T9" style:family="text">
      <style:text-properties officeooo:rsid="000f51d4"/>
    </style:style>
    <style:style style:name="T10" style:family="text">
      <style:text-properties officeooo:rsid="000fcdae"/>
    </style:style>
    <style:style style:name="T11" style:family="text">
      <style:text-properties officeooo:rsid="001036f3"/>
    </style:style>
    <style:style style:name="T12" style:family="text">
      <style:text-properties officeooo:rsid="0011c0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Dataset: </text:span><text:span text:style-name="T7">Lista de Top Canciones <text:s/></text:span></text:p>
      <text:p text:style-name="P6"><text:span text:style-name="T7"/></text:p>
      <text:p text:style-name="P7"><text:span text:style-name="T7"/></text:p>
      <text:p text:style-name="P2">Angel Vicente Sanjuán Martín</text:p>
      <text:p text:style-name="P14"><text:span text:style-name="T1">03</text:span> de <text:span text:style-name="T1">Abril </text:span>de 20<text:span text:style-name="T1">21</text:span></text:p>
      <text:p text:style-name="P3"/>
      <text:p text:style-name="P1">Descripción</text:p>
      <text:p text:style-name="P5"><text:span text:style-name="T2">El conjunto de datos obtenido como parte de la actividad, son la lista de las 100/50 (dependiendo del año) mejores canciones según la página </text:span><text:a xlink:type="simple" xlink:href="https://www.elportaldemusica.es/" text:style-name="Internet_20_link" text:visited-style-name="Visited_20_Internet_20_Link"><text:span text:style-name="T3">e</text:span></text:a><text:a xlink:type="simple" xlink:href="https://www.elportaldemusica.es/" text:style-name="Internet_20_link" text:visited-style-name="Visited_20_Internet_20_Link"><text:span text:style-name="T3">l portal de música</text:span></text:a><text:span text:style-name="T4"> </text:span><text:span text:style-name="T5">desde los años 2009 a 2020</text:span></text:p>
      <text:p text:style-name="Standard"/>
      <text:p text:style-name="P1">Contenido</text:p>
      <text:p text:style-name="P4">Para cada registro se recogen los siguientes atributos</text:p>
      <text:p text:style-name="P4"/>
      <text:list xml:id="list3948531998" text:style-name="L1">
        <text:list-item>
          <text:p text:style-name="P8"><text:span text:style-name="T8">Year</text:span>: <text:span text:style-name="T2">Año al que pertenece la entrada en lista</text:span>.</text:p>
        </text:list-item>
        <text:list-item>
          <text:p text:style-name="P8"><text:span text:style-name="T8">Ranking</text:span>: <text:span text:style-name="T2">Puesto obtenido dentro del año</text:span>.</text:p>
        </text:list-item>
        <text:list-item>
          <text:p text:style-name="P8"><text:span text:style-name="T8">Title</text:span>: <text:span text:style-name="T2">Título de la canción</text:span>.</text:p>
        </text:list-item>
        <text:list-item>
          <text:p text:style-name="P8"><text:span text:style-name="T8">Author</text:span>: <text:span text:style-name="T2">Cantante que interpreta la canción.</text:span></text:p>
        </text:list-item>
        <text:list-item>
          <text:p text:style-name="P8"><text:span text:style-name="T8">WeeksList</text:span>: <text:span text:style-name="T2">Número de semanas que la canción ha estado en las listas de </text:span><text:a xlink:type="simple" xlink:href="https://www.elportaldemusica.es/" text:style-name="Internet_20_link" text:visited-style-name="Visited_20_Internet_20_Link"><text:span text:style-name="T2">el portal de musica</text:span></text:a>.</text:p>
        </text:list-item>
        <text:list-item>
          <text:p text:style-name="P8"><text:span text:style-name="T8">Link</text:span>: <text:span text:style-name="T2">Enlace de la canción en la página </text:span><text:a xlink:type="simple" xlink:href="https://www.elportaldemusica.es/" text:style-name="Internet_20_link" text:visited-style-name="Visited_20_Internet_20_Link"><text:span text:style-name="T2">el portal de música</text:span></text:a></text:p>
        </text:list-item>
      </text:list>
      <text:p text:style-name="Standard"/>
      <text:p text:style-name="Standard"/>
      <text:p text:style-name="P1">Agradecimientos</text:p>
      <text:p text:style-name="P9"/>
      <text:p text:style-name="P9">Los datos han sido obtenidos de la página <text:a xlink:type="simple" xlink:href="https://www.elportaldemusica.es/" text:style-name="Internet_20_link" text:visited-style-name="Visited_20_Internet_20_Link">El portal de Música</text:a>, el lenguaje de programación usado ha sido <text:a xlink:type="simple" xlink:href="https://www.python.org/" text:style-name="Internet_20_link" text:visited-style-name="Visited_20_Internet_20_Link">Python</text:a> y las técnica de programación para obtener la información ha sido Web Scraping</text:p>
      <text:p text:style-name="Standard">lenguaje de programación Python y de técnicas de Web Scraping para extraer la información <text:span text:style-name="T9">alojada en las páginas HTML </text:span></text:p>
      <text:p text:style-name="Standard"/>
      <text:p text:style-name="P1">Inspiración</text:p>
      <text:p text:style-name="Standard"/>
      <text:p text:style-name="P9">Elegí este contexto ya que soy un gran aficionado a la música en general y no me imagino un solo día sin escucharla, <text:s/></text:p>
      <text:p text:style-name="P9">Todos los datos obtenidos en el Dataset, pueden ser utilizados por personas que quieran conocer</text:p>
      <text:p text:style-name="P10">los éxitos <text:span text:style-name="T10">de los años ya pasados y una sencilla forma de escucharlos.</text:span></text:p>
      <text:p text:style-name="P10"><text:s text:c="2"/></text:p>
      <text:p text:style-name="P1">Licencia</text:p>
      <text:p text:style-name="P1"/>
      <text:p text:style-name="P11">La licencia escogida para la publicación de este conjunto de datos ha sido GNU GENERAL PUBLIC LICENSE <text:s/>Version 3 .</text:p>
      <text:p text:style-name="P11"/>
      <text:p text:style-name="P12">Es una licencia de derechos de autor ampliamente usada en el mundo del software libre y código abierto, lo que hace es permitir que los usuarios finales (personas, organizaciones, etc) tengan libertad de usar, estudiar, compartir (copiar) y modificar el software. Su objetivo es doble: recalcar que el software cubierto por esta licencia es libre y, por otro lado, protegerlo (mediante una práctica conocida como copyleft) de intentos de apropiación que restrinjan esas libertades a nuevos usuarios cada vez que la obra (software, plugin, template) es distribuida, modificada o mejorada.</text:p>
      <text:p text:style-name="Standard"/>
      <text:p text:style-name="Standard"/>
      <text:p text:style-name="Standard"/>
      <text:p text:style-name="Standard"><text:soft-page-break/></text:p>
      <text:p text:style-name="P1">Código fuente y dataset</text:p>
      <text:p text:style-name="P1"/>
      <text:p text:style-name="Standard">Tanto el código fuente escrito para la extracción de datos como el dataset generado pueden ser accedidos a través de este <text:a xlink:type="simple" xlink:href="https://github.com/avsanjuan/scrapingTopSongS" text:style-name="Internet_20_link" text:visited-style-name="Visited_20_Internet_20_Link"><text:span text:style-name="T11">enlace</text:span></text:a></text:p>
      <text:p text:style-name="Standard"/>
      <text:p text:style-name="P1">Recursos</text:p>
      <text:p text:style-name="P13">1.- <text:a xlink:type="simple" xlink:href="https://www.python.org/" text:style-name="Internet_20_link" text:visited-style-name="Visited_20_Internet_20_Link">https://www.python.org/</text:a></text:p>
      <text:p text:style-name="P13">2. Mitchel, R. (201<text:span text:style-name="T12">8</text:span>). Web Scraping with Python <text:span text:style-name="T12">2e</text:span>: O’Reilly Media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op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6:54:50.538533049</meta:creation-date>
    <dc:date>2021-04-03T18:41:35.105059792</dc:date>
    <meta:editing-duration>PT6M34S</meta:editing-duration>
    <meta:editing-cycles>1</meta:editing-cycles>
    <meta:document-statistic meta:table-count="0" meta:image-count="0" meta:object-count="0" meta:page-count="2" meta:paragraph-count="29" meta:word-count="375" meta:character-count="2236" meta:non-whitespace-character-count="1887"/>
    <meta:generator>LibreOffice/6.4.6.2$Linux_X86_64 LibreOffice_project/40$Build-2</meta:generator>
  </office:meta>
</office:document-meta>
</file>